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office:value-type="string">
            <text:p>http://adg.stanford.edu/aa241/propulsion/engmodel.html</text:p>
          </table:table-cell>
          <table:table-cell table:number-columns-repeated="12"/>
          <table:table-cell office:value-type="float" office:value="20000">
            <text:p>20000</text:p>
          </table:table-cell>
          <table:table-cell table:number-columns-repeated="8"/>
        </table:table-row>
        <table:table-row table:style-name="ro1">
          <table:table-cell office:value-type="string">
            <text:p>S.L.S Thrust</text:p>
          </table:table-cell>
          <table:table-cell office:value-type="float" office:value="24860">
            <text:p>24860</text:p>
          </table:table-cell>
          <table:table-cell table:number-columns-repeated="20"/>
        </table:table-row>
        <table:table-row table:style-name="ro1">
          <table:table-cell office:value-type="string">
            <text:p>Engine Type</text:p>
          </table:table-cell>
          <table:table-cell office:value-type="float" office:value="2">
            <text:p>2</text:p>
          </table:table-cell>
          <table:table-cell office:value-type="string">
            <text:p>Low bypass turbofan (JT8-D)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/>
          <table:table-cell office:value-type="float" office:value="-10000">
            <text:p>-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table:number-columns-repeated="2"/>
          <table:table-cell office:value-type="float" office:value="-10000">
            <text:p>-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346.762">
            <text:p>24346.762</text:p>
          </table:table-cell>
          <table:table-cell office:value-type="float" office:value="20000">
            <text:p>20000</text:p>
          </table:table-cell>
          <table:table-cell office:value-type="float" office:value="15653.78">
            <text:p>15653.78</text:p>
          </table:table-cell>
          <table:table-cell office:value-type="float" office:value="11307.29">
            <text:p>11307.29</text:p>
          </table:table-cell>
          <table:table-cell office:value-type="float" office:value="7578.2905">
            <text:p>7578.2905</text:p>
          </table:table-cell>
          <table:table-cell office:value-type="float" office:value="4450.7417">
            <text:p>4450.7417</text:p>
          </table:table-cell>
          <table:table-cell office:value-type="float" office:value="1323.1936">
            <text:p>1323.193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B10]" office:value-type="float" office:value="0">
            <text:p>0.0</text:p>
          </table:table-cell>
          <table:table-cell table:style-name="ce2" table:formula="of:=[.C10]/[.$N$4]" office:value-type="float" office:value="1.2173381">
            <text:p>1.217</text:p>
          </table:table-cell>
          <table:table-cell table:style-name="ce2" table:formula="of:=[.D10]/[.$N$4]" office:value-type="float" office:value="1">
            <text:p>1.000</text:p>
          </table:table-cell>
          <table:table-cell table:style-name="ce2" table:formula="of:=[.E10]/[.$N$4]" office:value-type="float" office:value="0.782689">
            <text:p>0.783</text:p>
          </table:table-cell>
          <table:table-cell table:style-name="ce2" table:formula="of:=[.F10]/[.$N$4]" office:value-type="float" office:value="0.5653645">
            <text:p>0.565</text:p>
          </table:table-cell>
          <table:table-cell table:style-name="ce2" table:formula="of:=[.G10]/[.$N$4]" office:value-type="float" office:value="0.378914525">
            <text:p>0.379</text:p>
          </table:table-cell>
          <table:table-cell table:style-name="ce2" table:formula="of:=[.H10]/[.$N$4]" office:value-type="float" office:value="0.222537085">
            <text:p>0.223</text:p>
          </table:table-cell>
          <table:table-cell table:style-name="ce2" table:formula="of:=[.I10]/[.$N$4]" office:value-type="float" office:value="0.06615968">
            <text:p>0.066</text:p>
          </table:table-cell>
          <table:table-cell table:style-name="ce2" table:formula="of:=[.J10]/[.$N$4]" office:value-type="float" office:value="0">
            <text:p>0.000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0292.816">
            <text:p>20292.816</text:p>
          </table:table-cell>
          <table:table-cell office:value-type="float" office:value="17105.6">
            <text:p>17105.6</text:p>
          </table:table-cell>
          <table:table-cell office:value-type="float" office:value="13918.393">
            <text:p>13918.393</text:p>
          </table:table-cell>
          <table:table-cell office:value-type="float" office:value="10731.18">
            <text:p>10731.18</text:p>
          </table:table-cell>
          <table:table-cell office:value-type="float" office:value="7658.484">
            <text:p>7658.484</text:p>
          </table:table-cell>
          <table:table-cell office:value-type="float" office:value="4691.3228">
            <text:p>4691.3228</text:p>
          </table:table-cell>
          <table:table-cell table:formula="of:=[.I10]+([.I$17]-[.I$10])/7" office:value-type="float" office:value="1724.16137142857">
            <text:p>1724.16137142857</text:p>
          </table:table-cell>
          <table:table-cell table:formula="of:=[.J10]+[.J$17]/7" office:value-type="float" office:value="303.589885714286">
            <text:p>303.589885714286</text:p>
          </table:table-cell>
          <table:table-cell table:formula="of:=[.K10]+[.K$17]/7" office:value-type="float" office:value="17.1428571428571">
            <text:p>17.1428571428571</text:p>
          </table:table-cell>
          <table:table-cell/>
          <table:table-cell table:style-name="ce1" table:formula="of:=[.B11]" office:value-type="float" office:value="0.2">
            <text:p>0.2</text:p>
          </table:table-cell>
          <table:table-cell table:style-name="ce2" table:formula="of:=[.C11]/[.$N$4]" office:value-type="float" office:value="1.0146408">
            <text:p>1.015</text:p>
          </table:table-cell>
          <table:table-cell table:style-name="ce2" table:formula="of:=[.D11]/[.$N$4]" office:value-type="float" office:value="0.85528">
            <text:p>0.855</text:p>
          </table:table-cell>
          <table:table-cell table:style-name="ce2" table:formula="of:=[.E11]/[.$N$4]" office:value-type="float" office:value="0.69591965">
            <text:p>0.696</text:p>
          </table:table-cell>
          <table:table-cell table:style-name="ce2" table:formula="of:=[.F11]/[.$N$4]" office:value-type="float" office:value="0.536559">
            <text:p>0.537</text:p>
          </table:table-cell>
          <table:table-cell table:style-name="ce2" table:formula="of:=[.G11]/[.$N$4]" office:value-type="float" office:value="0.3829242">
            <text:p>0.383</text:p>
          </table:table-cell>
          <table:table-cell table:style-name="ce2" table:formula="of:=[.H11]/[.$N$4]" office:value-type="float" office:value="0.23456614">
            <text:p>0.235</text:p>
          </table:table-cell>
          <table:table-cell table:style-name="ce2" table:formula="of:=[.I11]/[.$N$4]" office:value-type="float" office:value="0.0862080685714286">
            <text:p>0.086</text:p>
          </table:table-cell>
          <table:table-cell table:style-name="ce2" table:formula="of:=[.J11]/[.$N$4]" office:value-type="float" office:value="0.0151794942857143">
            <text:p>0.015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7240.97">
            <text:p>17240.97</text:p>
          </table:table-cell>
          <table:table-cell office:value-type="float" office:value="14926.9">
            <text:p>14926.9</text:p>
          </table:table-cell>
          <table:table-cell office:value-type="float" office:value="12612.841">
            <text:p>12612.841</text:p>
          </table:table-cell>
          <table:table-cell office:value-type="float" office:value="10298.776">
            <text:p>10298.776</text:p>
          </table:table-cell>
          <table:table-cell office:value-type="float" office:value="7738.6772">
            <text:p>7738.6772</text:p>
          </table:table-cell>
          <table:table-cell office:value-type="float" office:value="4931.9033">
            <text:p>4931.9033</text:p>
          </table:table-cell>
          <table:table-cell table:formula="of:=[.I11]+([.I$17]-[.I$10])/7" office:value-type="float" office:value="2125.12914285714">
            <text:p>2125.12914285714</text:p>
          </table:table-cell>
          <table:table-cell table:formula="of:=[.J11]+[.J$17]/7" office:value-type="float" office:value="607.179771428571">
            <text:p>607.179771428571</text:p>
          </table:table-cell>
          <table:table-cell table:formula="of:=[.K11]+[.K$17]/7" office:value-type="float" office:value="34.2857142857143">
            <text:p>34.2857142857143</text:p>
          </table:table-cell>
          <table:table-cell/>
          <table:table-cell table:style-name="ce1" table:formula="of:=[.B12]" office:value-type="float" office:value="0.4">
            <text:p>0.4</text:p>
          </table:table-cell>
          <table:table-cell table:style-name="ce2" table:formula="of:=[.C12]/[.$N$4]" office:value-type="float" office:value="0.8620485">
            <text:p>0.862</text:p>
          </table:table-cell>
          <table:table-cell table:style-name="ce2" table:formula="of:=[.D12]/[.$N$4]" office:value-type="float" office:value="0.746345">
            <text:p>0.746</text:p>
          </table:table-cell>
          <table:table-cell table:style-name="ce2" table:formula="of:=[.E12]/[.$N$4]" office:value-type="float" office:value="0.63064205">
            <text:p>0.631</text:p>
          </table:table-cell>
          <table:table-cell table:style-name="ce2" table:formula="of:=[.F12]/[.$N$4]" office:value-type="float" office:value="0.5149388">
            <text:p>0.515</text:p>
          </table:table-cell>
          <table:table-cell table:style-name="ce2" table:formula="of:=[.G12]/[.$N$4]" office:value-type="float" office:value="0.38693386">
            <text:p>0.387</text:p>
          </table:table-cell>
          <table:table-cell table:style-name="ce2" table:formula="of:=[.H12]/[.$N$4]" office:value-type="float" office:value="0.246595165">
            <text:p>0.247</text:p>
          </table:table-cell>
          <table:table-cell table:style-name="ce2" table:formula="of:=[.I12]/[.$N$4]" office:value-type="float" office:value="0.106256457142857">
            <text:p>0.106</text:p>
          </table:table-cell>
          <table:table-cell table:style-name="ce2" table:formula="of:=[.J12]/[.$N$4]" office:value-type="float" office:value="0.0303589885714286">
            <text:p>0.030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5191.225">
            <text:p>15191.225</text:p>
          </table:table-cell>
          <table:table-cell office:value-type="float" office:value="13464.176">
            <text:p>13464.176</text:p>
          </table:table-cell>
          <table:table-cell office:value-type="float" office:value="11737.128">
            <text:p>11737.128</text:p>
          </table:table-cell>
          <table:table-cell office:value-type="float" office:value="10010.079">
            <text:p>10010.079</text:p>
          </table:table-cell>
          <table:table-cell office:value-type="float" office:value="7818.871">
            <text:p>7818.871</text:p>
          </table:table-cell>
          <table:table-cell office:value-type="float" office:value="5172.484">
            <text:p>5172.484</text:p>
          </table:table-cell>
          <table:table-cell table:formula="of:=[.I12]+([.I$17]-[.I$10])/7" office:value-type="float" office:value="2526.09691428571">
            <text:p>2526.09691428571</text:p>
          </table:table-cell>
          <table:table-cell table:formula="of:=[.J12]+[.J$17]/7" office:value-type="float" office:value="910.769657142857">
            <text:p>910.769657142857</text:p>
          </table:table-cell>
          <table:table-cell table:formula="of:=[.K12]+[.K$17]/7" office:value-type="float" office:value="51.4285714285714">
            <text:p>51.4285714285714</text:p>
          </table:table-cell>
          <table:table-cell/>
          <table:table-cell table:style-name="ce1" table:formula="of:=[.B13]" office:value-type="float" office:value="0.6">
            <text:p>0.6</text:p>
          </table:table-cell>
          <table:table-cell table:style-name="ce2" table:formula="of:=[.C13]/[.$N$4]" office:value-type="float" office:value="0.75956125">
            <text:p>0.760</text:p>
          </table:table-cell>
          <table:table-cell table:style-name="ce2" table:formula="of:=[.D13]/[.$N$4]" office:value-type="float" office:value="0.6732088">
            <text:p>0.673</text:p>
          </table:table-cell>
          <table:table-cell table:style-name="ce2" table:formula="of:=[.E13]/[.$N$4]" office:value-type="float" office:value="0.5868564">
            <text:p>0.587</text:p>
          </table:table-cell>
          <table:table-cell table:style-name="ce2" table:formula="of:=[.F13]/[.$N$4]" office:value-type="float" office:value="0.50050395">
            <text:p>0.501</text:p>
          </table:table-cell>
          <table:table-cell table:style-name="ce2" table:formula="of:=[.G13]/[.$N$4]" office:value-type="float" office:value="0.39094355">
            <text:p>0.391</text:p>
          </table:table-cell>
          <table:table-cell table:style-name="ce2" table:formula="of:=[.H13]/[.$N$4]" office:value-type="float" office:value="0.2586242">
            <text:p>0.259</text:p>
          </table:table-cell>
          <table:table-cell table:style-name="ce2" table:formula="of:=[.I13]/[.$N$4]" office:value-type="float" office:value="0.126304845714286">
            <text:p>0.126</text:p>
          </table:table-cell>
          <table:table-cell table:style-name="ce2" table:formula="of:=[.J13]/[.$N$4]" office:value-type="float" office:value="0.0455384828571429">
            <text:p>0.046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143.576">
            <text:p>14143.576</text:p>
          </table:table-cell>
          <table:table-cell office:value-type="float" office:value="12717.4">
            <text:p>12717.4</text:p>
          </table:table-cell>
          <table:table-cell office:value-type="float" office:value="11291.252">
            <text:p>11291.252</text:p>
          </table:table-cell>
          <table:table-cell office:value-type="float" office:value="9865.09">
            <text:p>9865.09</text:p>
          </table:table-cell>
          <table:table-cell office:value-type="float" office:value="7899.0645">
            <text:p>7899.0645</text:p>
          </table:table-cell>
          <table:table-cell office:value-type="float" office:value="5413.0645">
            <text:p>5413.0645</text:p>
          </table:table-cell>
          <table:table-cell table:formula="of:=[.I13]+([.I$17]-[.I$10])/7" office:value-type="float" office:value="2927.06468571428">
            <text:p>2927.06468571428</text:p>
          </table:table-cell>
          <table:table-cell table:formula="of:=[.J13]+[.J$17]/7" office:value-type="float" office:value="1214.35954285714">
            <text:p>1214.35954285714</text:p>
          </table:table-cell>
          <table:table-cell table:formula="of:=[.K13]+[.K$17]/7" office:value-type="float" office:value="68.5714285714286">
            <text:p>68.5714285714286</text:p>
          </table:table-cell>
          <table:table-cell/>
          <table:table-cell table:style-name="ce1" table:formula="of:=[.B14]" office:value-type="float" office:value="0.8">
            <text:p>0.8</text:p>
          </table:table-cell>
          <table:table-cell table:style-name="ce2" table:formula="of:=[.C14]/[.$N$4]" office:value-type="float" office:value="0.7071788">
            <text:p>0.707</text:p>
          </table:table-cell>
          <table:table-cell table:style-name="ce2" table:formula="of:=[.D14]/[.$N$4]" office:value-type="float" office:value="0.63587">
            <text:p>0.636</text:p>
          </table:table-cell>
          <table:table-cell table:style-name="ce2" table:formula="of:=[.E14]/[.$N$4]" office:value-type="float" office:value="0.5645626">
            <text:p>0.565</text:p>
          </table:table-cell>
          <table:table-cell table:style-name="ce2" table:formula="of:=[.F14]/[.$N$4]" office:value-type="float" office:value="0.4932545">
            <text:p>0.493</text:p>
          </table:table-cell>
          <table:table-cell table:style-name="ce2" table:formula="of:=[.G14]/[.$N$4]" office:value-type="float" office:value="0.394953225">
            <text:p>0.395</text:p>
          </table:table-cell>
          <table:table-cell table:style-name="ce2" table:formula="of:=[.H14]/[.$N$4]" office:value-type="float" office:value="0.270653225">
            <text:p>0.271</text:p>
          </table:table-cell>
          <table:table-cell table:style-name="ce2" table:formula="of:=[.I14]/[.$N$4]" office:value-type="float" office:value="0.146353234285714">
            <text:p>0.146</text:p>
          </table:table-cell>
          <table:table-cell table:style-name="ce2" table:formula="of:=[.J14]/[.$N$4]" office:value-type="float" office:value="0.0607179771428571">
            <text:p>0.061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098.025">
            <text:p>14098.025</text:p>
          </table:table-cell>
          <table:table-cell office:value-type="float" office:value="12686.6">
            <text:p>12686.6</text:p>
          </table:table-cell>
          <table:table-cell office:value-type="float" office:value="11275.213">
            <text:p>11275.213</text:p>
          </table:table-cell>
          <table:table-cell office:value-type="float" office:value="9863.807">
            <text:p>9863.807</text:p>
          </table:table-cell>
          <table:table-cell office:value-type="float" office:value="7979.2583">
            <text:p>7979.2583</text:p>
          </table:table-cell>
          <table:table-cell office:value-type="float" office:value="5653.645">
            <text:p>5653.645</text:p>
          </table:table-cell>
          <table:table-cell table:formula="of:=[.I14]+([.I$17]-[.I$10])/7" office:value-type="float" office:value="3328.03245714286">
            <text:p>3328.03245714286</text:p>
          </table:table-cell>
          <table:table-cell table:formula="of:=[.J14]+[.J$17]/7" office:value-type="float" office:value="1517.94942857143">
            <text:p>1517.94942857143</text:p>
          </table:table-cell>
          <table:table-cell table:formula="of:=[.K14]+[.K$17]/7" office:value-type="float" office:value="85.7142857142857">
            <text:p>85.7142857142857</text:p>
          </table:table-cell>
          <table:table-cell/>
          <table:table-cell table:style-name="ce1" table:formula="of:=[.B15]" office:value-type="float" office:value="1">
            <text:p>1.0</text:p>
          </table:table-cell>
          <table:table-cell table:style-name="ce2" table:formula="of:=[.C15]/[.$N$4]" office:value-type="float" office:value="0.70490125">
            <text:p>0.705</text:p>
          </table:table-cell>
          <table:table-cell table:style-name="ce2" table:formula="of:=[.D15]/[.$N$4]" office:value-type="float" office:value="0.63433">
            <text:p>0.634</text:p>
          </table:table-cell>
          <table:table-cell table:style-name="ce2" table:formula="of:=[.E15]/[.$N$4]" office:value-type="float" office:value="0.56376065">
            <text:p>0.564</text:p>
          </table:table-cell>
          <table:table-cell table:style-name="ce2" table:formula="of:=[.F15]/[.$N$4]" office:value-type="float" office:value="0.49319035">
            <text:p>0.493</text:p>
          </table:table-cell>
          <table:table-cell table:style-name="ce2" table:formula="of:=[.G15]/[.$N$4]" office:value-type="float" office:value="0.398962915">
            <text:p>0.399</text:p>
          </table:table-cell>
          <table:table-cell table:style-name="ce2" table:formula="of:=[.H15]/[.$N$4]" office:value-type="float" office:value="0.28268225">
            <text:p>0.283</text:p>
          </table:table-cell>
          <table:table-cell table:style-name="ce2" table:formula="of:=[.I15]/[.$N$4]" office:value-type="float" office:value="0.166401622857143">
            <text:p>0.166</text:p>
          </table:table-cell>
          <table:table-cell table:style-name="ce2" table:formula="of:=[.J15]/[.$N$4]" office:value-type="float" office:value="0.0758974714285714">
            <text:p>0.076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054.574">
            <text:p>15054.574</text:p>
          </table:table-cell>
          <table:table-cell office:value-type="float" office:value="13371.793">
            <text:p>13371.793</text:p>
          </table:table-cell>
          <table:table-cell office:value-type="float" office:value="11689.012">
            <text:p>11689.012</text:p>
          </table:table-cell>
          <table:table-cell office:value-type="float" office:value="10006.23">
            <text:p>10006.23</text:p>
          </table:table-cell>
          <table:table-cell office:value-type="float" office:value="8059.4517">
            <text:p>8059.4517</text:p>
          </table:table-cell>
          <table:table-cell office:value-type="float" office:value="5894.2256">
            <text:p>5894.2256</text:p>
          </table:table-cell>
          <table:table-cell table:formula="of:=[.I15]+([.I$17]-[.I$10])/7" office:value-type="float" office:value="3729.00022857143">
            <text:p>3729.00022857143</text:p>
          </table:table-cell>
          <table:table-cell table:formula="of:=[.J15]+[.J$17]/7" office:value-type="float" office:value="1821.53931428571">
            <text:p>1821.53931428571</text:p>
          </table:table-cell>
          <table:table-cell table:formula="of:=[.K15]+[.K$17]/7" office:value-type="float" office:value="102.857142857143">
            <text:p>102.857142857143</text:p>
          </table:table-cell>
          <table:table-cell/>
          <table:table-cell table:style-name="ce1" table:formula="of:=[.B16]" office:value-type="float" office:value="1.2">
            <text:p>1.2</text:p>
          </table:table-cell>
          <table:table-cell table:style-name="ce2" table:formula="of:=[.C16]/[.$N$4]" office:value-type="float" office:value="0.7527287">
            <text:p>0.753</text:p>
          </table:table-cell>
          <table:table-cell table:style-name="ce2" table:formula="of:=[.D16]/[.$N$4]" office:value-type="float" office:value="0.66858965">
            <text:p>0.669</text:p>
          </table:table-cell>
          <table:table-cell table:style-name="ce2" table:formula="of:=[.E16]/[.$N$4]" office:value-type="float" office:value="0.5844506">
            <text:p>0.584</text:p>
          </table:table-cell>
          <table:table-cell table:style-name="ce2" table:formula="of:=[.F16]/[.$N$4]" office:value-type="float" office:value="0.5003115">
            <text:p>0.500</text:p>
          </table:table-cell>
          <table:table-cell table:style-name="ce2" table:formula="of:=[.G16]/[.$N$4]" office:value-type="float" office:value="0.402972585">
            <text:p>0.403</text:p>
          </table:table-cell>
          <table:table-cell table:style-name="ce2" table:formula="of:=[.H16]/[.$N$4]" office:value-type="float" office:value="0.29471128">
            <text:p>0.295</text:p>
          </table:table-cell>
          <table:table-cell table:style-name="ce2" table:formula="of:=[.I16]/[.$N$4]" office:value-type="float" office:value="0.186450011428571">
            <text:p>0.186</text:p>
          </table:table-cell>
          <table:table-cell table:style-name="ce2" table:formula="of:=[.J16]/[.$N$4]" office:value-type="float" office:value="0.0910769657142857">
            <text:p>0.091</text:p>
          </table:table-cell>
          <table:table-cell table:style-name="ce2" office:value-type="float" office:value="0">
            <text:p>0.000</text:p>
          </table:table-cell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7013.22">
            <text:p>17013.22</text:p>
          </table:table-cell>
          <table:table-cell office:value-type="float" office:value="14772.9">
            <text:p>14772.9</text:p>
          </table:table-cell>
          <table:table-cell office:value-type="float" office:value="12532.647">
            <text:p>12532.647</text:p>
          </table:table-cell>
          <table:table-cell office:value-type="float" office:value="10292.36">
            <text:p>10292.36</text:p>
          </table:table-cell>
          <table:table-cell office:value-type="float" office:value="8139.645">
            <text:p>8139.645</text:p>
          </table:table-cell>
          <table:table-cell office:value-type="float" office:value="6134.8066">
            <text:p>6134.8066</text:p>
          </table:table-cell>
          <table:table-cell office:value-type="float" office:value="4129.968">
            <text:p>4129.968</text:p>
          </table:table-cell>
          <table:table-cell office:value-type="float" office:value="2125.1292">
            <text:p>2125.1292</text:p>
          </table:table-cell>
          <table:table-cell office:value-type="float" office:value="120">
            <text:p>120</text:p>
          </table:table-cell>
          <table:table-cell/>
          <table:table-cell table:style-name="ce1" table:formula="of:=[.B17]" office:value-type="float" office:value="1.4">
            <text:p>1.4</text:p>
          </table:table-cell>
          <table:table-cell table:style-name="ce2" table:formula="of:=[.C17]/[.$N$4]" office:value-type="float" office:value="0.850661">
            <text:p>0.851</text:p>
          </table:table-cell>
          <table:table-cell table:style-name="ce2" table:formula="of:=[.D17]/[.$N$4]" office:value-type="float" office:value="0.738645">
            <text:p>0.739</text:p>
          </table:table-cell>
          <table:table-cell table:style-name="ce2" table:formula="of:=[.E17]/[.$N$4]" office:value-type="float" office:value="0.62663235">
            <text:p>0.627</text:p>
          </table:table-cell>
          <table:table-cell table:style-name="ce2" table:formula="of:=[.F17]/[.$N$4]" office:value-type="float" office:value="0.514618">
            <text:p>0.515</text:p>
          </table:table-cell>
          <table:table-cell table:style-name="ce2" table:formula="of:=[.G17]/[.$N$4]" office:value-type="float" office:value="0.40698225">
            <text:p>0.407</text:p>
          </table:table-cell>
          <table:table-cell table:style-name="ce2" table:formula="of:=[.H17]/[.$N$4]" office:value-type="float" office:value="0.30674033">
            <text:p>0.307</text:p>
          </table:table-cell>
          <table:table-cell table:style-name="ce2" table:formula="of:=[.I17]/[.$N$4]" office:value-type="float" office:value="0.2064984">
            <text:p>0.206</text:p>
          </table:table-cell>
          <table:table-cell table:style-name="ce2" table:formula="of:=[.J17]/[.$N$4]" office:value-type="float" office:value="0.10625646">
            <text:p>0.106</text:p>
          </table:table-cell>
          <table:table-cell table:style-name="ce2" office:value-type="float" office:value="0">
            <text:p>0.000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>
            <draw:frame table:end-cell-address="Sheet1.J46" table:end-x="0.7823in" table:end-y="0.1453in" draw:z-index="0" draw:style-name="gr1" svg:width="7.8843in" svg:height="4.1819in" svg:x="0.0102in" svg:y="0.037in">
              <draw:object draw:notify-on-update-of-ranges="Sheet1.B9:Sheet1.B9 Sheet1.B10:Sheet1.B17 Sheet1.C9:Sheet1.C9 Sheet1.C10:Sheet1.C17 Sheet1.B9:Sheet1.B9 Sheet1.B10:Sheet1.B17 Sheet1.D9:Sheet1.D9 Sheet1.D10:Sheet1.D17 Sheet1.B9:Sheet1.B9 Sheet1.B10:Sheet1.B17 Sheet1.E9:Sheet1.E9 Sheet1.E10:Sheet1.E17 Sheet1.B9:Sheet1.B9 Sheet1.B10:Sheet1.B17 Sheet1.F9:Sheet1.F9 Sheet1.F10:Sheet1.F17 Sheet1.B9:Sheet1.B9 Sheet1.B10:Sheet1.B17 Sheet1.G9:Sheet1.G9 Sheet1.G10:Sheet1.G17 Sheet1.B9:Sheet1.B9 Sheet1.B10:Sheet1.B17 Sheet1.H9:Sheet1.H9 Sheet1.H10:Sheet1.H17 Sheet1.B9:Sheet1.B9 Sheet1.B10:Sheet1.B17 Sheet1.I9:Sheet1.I9 Sheet1.I10:Sheet1.I17 Sheet1.B9:Sheet1.B9 Sheet1.B10:Sheet1.B17 Sheet1.J9:Sheet1.J9 Sheet1.J10:Sheet1.J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12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6T12:13:46</meta:creation-date>
    <dc:date>2011-05-06T12:57:34</dc:date>
    <meta:editing-duration>PT00H13M07S</meta:editing-duration>
    <meta:editing-cycles>1</meta:editing-cycles>
    <meta:document-statistic meta:table-count="3" meta:cell-count="186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7cm" svg:height="10.623cm" xlink:href=".." chart:class="chart:scatter" chart:style-name="ch1">
        <chart:legend chart:legend-position="end" svg:x="18.077cm" svg:y="3.717cm" chart:style-name="ch2"/>
        <chart:plot-area chart:style-name="ch3" table:cell-range-address="Sheet1.B9:Sheet1.J17" chart:data-source-has-labels="row" svg:x="0.4cm" svg:y="0.212cm" svg:width="17.278cm" svg:height="9.987cm"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17" chart:label-cell-address="Sheet1.C9:Sheet1.C9" chart:class="chart:scatter">
            <chart:domain table:cell-range-address="Sheet1.B10:Sheet1.B17"/>
            <chart:data-point chart:repeated="8"/>
          </chart:series>
          <chart:series chart:style-name="ch7" chart:values-cell-range-address="Sheet1.D10:Sheet1.D17" chart:label-cell-address="Sheet1.D9:Sheet1.D9" chart:class="chart:scatter">
            <chart:data-point chart:repeated="8"/>
          </chart:series>
          <chart:series chart:style-name="ch8" chart:values-cell-range-address="Sheet1.E10:Sheet1.E17" chart:label-cell-address="Sheet1.E9:Sheet1.E9" chart:class="chart:scatter">
            <chart:data-point chart:repeated="8"/>
          </chart:series>
          <chart:series chart:style-name="ch9" chart:values-cell-range-address="Sheet1.F10:Sheet1.F17" chart:label-cell-address="Sheet1.F9:Sheet1.F9" chart:class="chart:scatter">
            <chart:data-point chart:repeated="8"/>
          </chart:series>
          <chart:series chart:style-name="ch10" chart:values-cell-range-address="Sheet1.G10:Sheet1.G17" chart:label-cell-address="Sheet1.G9:Sheet1.G9" chart:class="chart:scatter">
            <chart:data-point chart:repeated="8"/>
          </chart:series>
          <chart:series chart:style-name="ch11" chart:values-cell-range-address="Sheet1.H10:Sheet1.H17" chart:label-cell-address="Sheet1.H9:Sheet1.H9" chart:class="chart:scatter">
            <chart:data-point chart:repeated="8"/>
          </chart:series>
          <chart:series chart:style-name="ch12" chart:values-cell-range-address="Sheet1.I10:Sheet1.I17" chart:label-cell-address="Sheet1.I9:Sheet1.I9" chart:class="chart:scatter">
            <chart:data-point chart:repeated="8"/>
          </chart:series>
          <chart:series chart:style-name="ch13" chart:values-cell-range-address="Sheet1.J10:Sheet1.J17" chart:label-cell-address="Sheet1.J9:Sheet1.J9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9:Sheet1.C9">-10000</text:p>
              </table:table-cell>
              <table:table-cell office:value-type="string">
                <text:p text:id="Sheet1.D9:Sheet1.D9">0</text:p>
              </table:table-cell>
              <table:table-cell office:value-type="string">
                <text:p text:id="Sheet1.E9:Sheet1.E9">10000</text:p>
              </table:table-cell>
              <table:table-cell office:value-type="string">
                <text:p text:id="Sheet1.F9:Sheet1.F9">20000</text:p>
              </table:table-cell>
              <table:table-cell office:value-type="string">
                <text:p text:id="Sheet1.G9:Sheet1.G9">30000</text:p>
              </table:table-cell>
              <table:table-cell office:value-type="string">
                <text:p text:id="Sheet1.H9:Sheet1.H9">40000</text:p>
              </table:table-cell>
              <table:table-cell office:value-type="string">
                <text:p text:id="Sheet1.I9:Sheet1.I9">50000</text:p>
              </table:table-cell>
              <table:table-cell office:value-type="string">
                <text:p text:id="Sheet1.J9:Sheet1.J9">6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0:Sheet1.B17">0</text:p>
              </table:table-cell>
              <table:table-cell office:value-type="float" office:value="24346.762">
                <text:p text:id="Sheet1.C10:Sheet1.C17">24346.762</text:p>
              </table:table-cell>
              <table:table-cell office:value-type="float" office:value="20000">
                <text:p text:id="Sheet1.D10:Sheet1.D17">20000</text:p>
              </table:table-cell>
              <table:table-cell office:value-type="float" office:value="15653.78">
                <text:p text:id="Sheet1.E10:Sheet1.E17">15653.78</text:p>
              </table:table-cell>
              <table:table-cell office:value-type="float" office:value="11307.29">
                <text:p text:id="Sheet1.F10:Sheet1.F17">11307.29</text:p>
              </table:table-cell>
              <table:table-cell office:value-type="float" office:value="7578.2905">
                <text:p text:id="Sheet1.G10:Sheet1.G17">7578.2905</text:p>
              </table:table-cell>
              <table:table-cell office:value-type="float" office:value="4450.7417">
                <text:p text:id="Sheet1.H10:Sheet1.H17">4450.7417</text:p>
              </table:table-cell>
              <table:table-cell office:value-type="float" office:value="1323.1936">
                <text:p text:id="Sheet1.I10:Sheet1.I17">1323.1936</text:p>
              </table:table-cell>
              <table:table-cell office:value-type="float" office:value="0">
                <text:p text:id="Sheet1.J10:Sheet1.J1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0292.816">
                <text:p>20292.816</text:p>
              </table:table-cell>
              <table:table-cell office:value-type="float" office:value="17105.6">
                <text:p>17105.6</text:p>
              </table:table-cell>
              <table:table-cell office:value-type="float" office:value="13918.393">
                <text:p>13918.393</text:p>
              </table:table-cell>
              <table:table-cell office:value-type="float" office:value="10731.18">
                <text:p>10731.18</text:p>
              </table:table-cell>
              <table:table-cell office:value-type="float" office:value="7658.484">
                <text:p>7658.484</text:p>
              </table:table-cell>
              <table:table-cell office:value-type="float" office:value="4691.3228">
                <text:p>4691.3228</text:p>
              </table:table-cell>
              <table:table-cell office:value-type="float" office:value="1724.16137142857">
                <text:p>1724.16137142857</text:p>
              </table:table-cell>
              <table:table-cell office:value-type="float" office:value="303.589885714286">
                <text:p>303.5898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7240.97">
                <text:p>17240.97</text:p>
              </table:table-cell>
              <table:table-cell office:value-type="float" office:value="14926.9">
                <text:p>14926.9</text:p>
              </table:table-cell>
              <table:table-cell office:value-type="float" office:value="12612.841">
                <text:p>12612.841</text:p>
              </table:table-cell>
              <table:table-cell office:value-type="float" office:value="10298.776">
                <text:p>10298.776</text:p>
              </table:table-cell>
              <table:table-cell office:value-type="float" office:value="7738.6772">
                <text:p>7738.6772</text:p>
              </table:table-cell>
              <table:table-cell office:value-type="float" office:value="4931.9033">
                <text:p>4931.9033</text:p>
              </table:table-cell>
              <table:table-cell office:value-type="float" office:value="2125.12914285714">
                <text:p>2125.12914285714</text:p>
              </table:table-cell>
              <table:table-cell office:value-type="float" office:value="607.179771428571">
                <text:p>607.1797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5191.225">
                <text:p>15191.225</text:p>
              </table:table-cell>
              <table:table-cell office:value-type="float" office:value="13464.176">
                <text:p>13464.176</text:p>
              </table:table-cell>
              <table:table-cell office:value-type="float" office:value="11737.128">
                <text:p>11737.128</text:p>
              </table:table-cell>
              <table:table-cell office:value-type="float" office:value="10010.079">
                <text:p>10010.079</text:p>
              </table:table-cell>
              <table:table-cell office:value-type="float" office:value="7818.871">
                <text:p>7818.871</text:p>
              </table:table-cell>
              <table:table-cell office:value-type="float" office:value="5172.484">
                <text:p>5172.484</text:p>
              </table:table-cell>
              <table:table-cell office:value-type="float" office:value="2526.09691428571">
                <text:p>2526.09691428571</text:p>
              </table:table-cell>
              <table:table-cell office:value-type="float" office:value="910.769657142857">
                <text:p>910.7696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4143.576">
                <text:p>14143.576</text:p>
              </table:table-cell>
              <table:table-cell office:value-type="float" office:value="12717.4">
                <text:p>12717.4</text:p>
              </table:table-cell>
              <table:table-cell office:value-type="float" office:value="11291.252">
                <text:p>11291.252</text:p>
              </table:table-cell>
              <table:table-cell office:value-type="float" office:value="9865.09">
                <text:p>9865.09</text:p>
              </table:table-cell>
              <table:table-cell office:value-type="float" office:value="7899.0645">
                <text:p>7899.0645</text:p>
              </table:table-cell>
              <table:table-cell office:value-type="float" office:value="5413.0645">
                <text:p>5413.0645</text:p>
              </table:table-cell>
              <table:table-cell office:value-type="float" office:value="2927.06468571428">
                <text:p>2927.06468571428</text:p>
              </table:table-cell>
              <table:table-cell office:value-type="float" office:value="1214.35954285714">
                <text:p>1214.3595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098.025">
                <text:p>14098.025</text:p>
              </table:table-cell>
              <table:table-cell office:value-type="float" office:value="12686.6">
                <text:p>12686.6</text:p>
              </table:table-cell>
              <table:table-cell office:value-type="float" office:value="11275.213">
                <text:p>11275.213</text:p>
              </table:table-cell>
              <table:table-cell office:value-type="float" office:value="9863.807">
                <text:p>9863.807</text:p>
              </table:table-cell>
              <table:table-cell office:value-type="float" office:value="7979.2583">
                <text:p>7979.2583</text:p>
              </table:table-cell>
              <table:table-cell office:value-type="float" office:value="5653.645">
                <text:p>5653.645</text:p>
              </table:table-cell>
              <table:table-cell office:value-type="float" office:value="3328.03245714286">
                <text:p>3328.03245714286</text:p>
              </table:table-cell>
              <table:table-cell office:value-type="float" office:value="1517.94942857143">
                <text:p>1517.949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5054.574">
                <text:p>15054.574</text:p>
              </table:table-cell>
              <table:table-cell office:value-type="float" office:value="13371.793">
                <text:p>13371.793</text:p>
              </table:table-cell>
              <table:table-cell office:value-type="float" office:value="11689.012">
                <text:p>11689.012</text:p>
              </table:table-cell>
              <table:table-cell office:value-type="float" office:value="10006.23">
                <text:p>10006.23</text:p>
              </table:table-cell>
              <table:table-cell office:value-type="float" office:value="8059.4517">
                <text:p>8059.4517</text:p>
              </table:table-cell>
              <table:table-cell office:value-type="float" office:value="5894.2256">
                <text:p>5894.2256</text:p>
              </table:table-cell>
              <table:table-cell office:value-type="float" office:value="3729.00022857143">
                <text:p>3729.00022857143</text:p>
              </table:table-cell>
              <table:table-cell office:value-type="float" office:value="1821.53931428571">
                <text:p>1821.5393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7013.22">
                <text:p>17013.22</text:p>
              </table:table-cell>
              <table:table-cell office:value-type="float" office:value="14772.9">
                <text:p>14772.9</text:p>
              </table:table-cell>
              <table:table-cell office:value-type="float" office:value="12532.647">
                <text:p>12532.647</text:p>
              </table:table-cell>
              <table:table-cell office:value-type="float" office:value="10292.36">
                <text:p>10292.36</text:p>
              </table:table-cell>
              <table:table-cell office:value-type="float" office:value="8139.645">
                <text:p>8139.645</text:p>
              </table:table-cell>
              <table:table-cell office:value-type="float" office:value="6134.8066">
                <text:p>6134.8066</text:p>
              </table:table-cell>
              <table:table-cell office:value-type="float" office:value="4129.968">
                <text:p>4129.968</text:p>
              </table:table-cell>
              <table:table-cell office:value-type="float" office:value="2125.1292">
                <text:p>2125.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